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4.0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mg Number</text:p>
          </table:table-cell>
          <table:table-cell office:value-type="string">
            <text:p>Time</text:p>
          </table:table-cell>
          <table:table-cell office:value-type="string">
            <text:p>Not Detected</text:p>
          </table:table-cell>
          <table:table-cell office:value-type="string">
            <text:p>Type</text:p>
          </table:table-cell>
          <table:table-cell office:value-type="string">
            <text:p>Angle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Time</text:p>
          </table:table-cell>
          <table:table-cell office:value-type="string">
            <text:p>Correctnes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62">
            <text:p>0.56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White Image (w)</text:p>
          </table:table-cell>
          <table:table-cell table:formula="of:=((SUM([.B92:.B136])/COUNT([.B92:.B136]))+(SUM([.B228:.B272])/COUNT([.B228:.B272])))/2" office:value-type="float" office:value="0.711733333333333">
            <text:p>0.7117333333</text:p>
          </table:table-cell>
          <table:table-cell table:formula="of:=SUM([.C92:.C136])+SUM([.C228:.C272])" office:value-type="float" office:value="0">
            <text:p>0</text:p>
          </table:table-cell>
          <table:table-cell table:formula="of:=COUNT([.B92:.B136])+COUNT([.B228:.B272])" office:value-type="float" office:value="90">
            <text:p>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15">
            <text:p>0.51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2"/>
          <table:table-cell office:value-type="string">
            <text:p>Display Image (b)</text:p>
          </table:table-cell>
          <table:table-cell table:formula="of:=((SUM([.B2:.B46])/COUNT([.B2:.B46]))+(SUM([.B138:.B182])/COUNT([.B138:.B182])))/2" office:value-type="float" office:value="0.411411111111111">
            <text:p>0.4114111111</text:p>
          </table:table-cell>
          <table:table-cell table:formula="of:=SUM([.C2:.C46])+SUM([.C138:.C182])" office:value-type="float" office:value="4">
            <text:p>4</text:p>
          </table:table-cell>
          <table:table-cell table:formula="of:=COUNT([.B2:.B46])+COUNT([.B138:.B182])" office:value-type="float" office:value="90">
            <text:p>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59">
            <text:p>0.35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Finger Blurred Image (f)</text:p>
          </table:table-cell>
          <table:table-cell table:formula="of:=((SUM([.B47:.B91])/COUNT([.B47:.B91]))+(SUM([.B183:.B227])/COUNT([.B183:.B227])))/2" office:value-type="float" office:value="0.341811111111111">
            <text:p>0.3418111111</text:p>
          </table:table-cell>
          <table:table-cell table:formula="of:=SUM([.C47:.C91])+SUM([.C183:.C227])" office:value-type="float" office:value="11">
            <text:p>11</text:p>
          </table:table-cell>
          <table:table-cell table:formula="of:=COUNT([.B47:.B91])+COUNT([.B183:.B227])" office:value-type="float" office:value="90">
            <text:p>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577">
            <text:p>0.57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66">
            <text:p>0.26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46">
            <text:p>0.54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81">
            <text:p>0.28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546">
            <text:p>0.54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359">
            <text:p>0.35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66">
            <text:p>0.26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546">
            <text:p>0.54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296">
            <text:p>0.29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297">
            <text:p>0.29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27">
            <text:p>0.32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577">
            <text:p>0.57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65">
            <text:p>0.26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83">
            <text:p>0.48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88">
            <text:p>0.18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421">
            <text:p>0.4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8">
            <text:p>0.46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84">
            <text:p>0.484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406">
            <text:p>0.406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65">
            <text:p>0.26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421">
            <text:p>0.42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81">
            <text:p>0.28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71">
            <text:p>0.17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65">
            <text:p>0.26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84">
            <text:p>0.48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96">
            <text:p>0.29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68">
            <text:p>0.46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249">
            <text:p>0.249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56">
            <text:p>0.15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21">
            <text:p>0.42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37">
            <text:p>0.437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249">
            <text:p>0.24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202">
            <text:p>0.20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421">
            <text:p>0.421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219">
            <text:p>0.21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453">
            <text:p>0.45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249">
            <text:p>0.249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203">
            <text:p>0.20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155">
            <text:p>1.15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186">
            <text:p>1.18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58">
            <text:p>0.85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9">
            <text:p>0.88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62">
            <text:p>0.56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936">
            <text:p>0.93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562">
            <text:p>0.56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64">
            <text:p>0.76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076">
            <text:p>1.07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27">
            <text:p>0.82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484">
            <text:p>0.48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62">
            <text:p>0.56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89">
            <text:p>0.88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27">
            <text:p>0.82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84">
            <text:p>0.48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234">
            <text:p>0.23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733">
            <text:p>0.73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27">
            <text:p>0.82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936">
            <text:p>0.93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717">
            <text:p>0.71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561">
            <text:p>0.56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577">
            <text:p>0.57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49">
            <text:p>0.74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531">
            <text:p>0.53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453">
            <text:p>0.45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468">
            <text:p>0.46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687">
            <text:p>0.68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811">
            <text:p>0.81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843">
            <text:p>0.84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18">
            <text:p>0.71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453">
            <text:p>0.45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34">
            <text:p>0.73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77">
            <text:p>0.577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52">
            <text:p>0.95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37">
            <text:p>0.43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86">
            <text:p>0.68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905">
            <text:p>0.90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22">
            <text:p>0.4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22">
            <text:p>0.42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53">
            <text:p>0.45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21">
            <text:p>0.42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452">
            <text:p>0.452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468">
            <text:p>0.468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68">
            <text:p>0.46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49">
            <text:p>0.24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96">
            <text:p>0.29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344">
            <text:p>0.34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327">
            <text:p>0.327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37">
            <text:p>0.437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656">
            <text:p>0.65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06">
            <text:p>0.406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22">
            <text:p>0.42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37">
            <text:p>0.437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203">
            <text:p>0.20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43">
            <text:p>0.343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374">
            <text:p>0.374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359">
            <text:p>0.35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327">
            <text:p>0.327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312">
            <text:p>0.312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328">
            <text:p>0.328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49">
            <text:p>0.74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42">
            <text:p>0.84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55">
            <text:p>0.65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84">
            <text:p>0.48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39">
            <text:p>0.63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483">
            <text:p>0.48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422">
            <text:p>0.42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49">
            <text:p>0.74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27">
            <text:p>0.82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11">
            <text:p>0.81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89">
            <text:p>0.88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983">
            <text:p>0.98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.466">
            <text:p>1.46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873">
            <text:p>0.87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18">
            <text:p>0.71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64">
            <text:p>0.76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092">
            <text:p>1.09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99">
            <text:p>0.499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05">
            <text:p>0.40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43">
            <text:p>0.34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58">
            <text:p>0.85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624">
            <text:p>0.62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.233">
            <text:p>1.233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96">
            <text:p>0.79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52">
            <text:p>0.95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905">
            <text:p>0.90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671">
            <text:p>0.67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18">
            <text:p>0.71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874">
            <text:p>0.874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95">
            <text:p>0.79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95">
            <text:p>0.795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67.5">
            <text:p>67.5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686">
            <text:p>0.68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812">
            <text:p>0.812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12.5">
            <text:p>112.5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967">
            <text:p>0.96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35">
            <text:p>135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936">
            <text:p>0.936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57.5">
            <text:p>157.5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967">
            <text:p>0.967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80">
            <text:p>18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38:Sheet1.E27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2013-03-12</text:date>, <text:time>21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20:22:36.54</meta:creation-date>
    <dc:date>2013-03-12T21:29:29.13</dc:date>
    <meta:editing-duration>PT2H20M23S</meta:editing-duration>
    <meta:editing-cycles>10</meta:editing-cycles>
    <meta:generator>OpenOffice.org/3.4.1$Win32 OpenOffice.org_project/341m1$Build-9593</meta:generator>
    <meta:document-statistic meta:table-count="3" meta:cell-count="1370" meta:object-count="0"/>
  </office:meta>
</office:document-meta>
</file>